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e54f"/>
    </style:style>
    <style:style style:name="P2" style:family="paragraph" style:parent-style-name="Standard">
      <style:text-properties officeooo:rsid="001ce54f" officeooo:paragraph-rsid="001e50b4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ce54f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1e50b4" officeooo:paragraph-rsid="001e50b4"/>
    </style:style>
    <style:style style:name="T1" style:family="text">
      <style:text-properties officeooo:rsid="001d31c4"/>
    </style:style>
    <style:style style:name="T2" style:family="text">
      <style:text-properties officeooo:rsid="001e50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马旭宁的2014年年终总结</text:p>
      <text:p text:style-name="P1">随着2015年元旦钟声的响起，2014年恍然而过。</text:p>
      <text:p text:style-name="P2"/>
      <text:p text:style-name="P2">在2014年中，上半年，完成了学校的课程，下半年来到高能所，开始正式做高能物理实验相关的工作。在开始的几个月，做了<text:span text:style-name="T1">e+e- → K K eta_c（含phi），eta_c → 16 个道的工作。</text:span></text:p>
      <text:p text:style-name="P2"/>
      <text:p text:style-name="P2"><text:span text:style-name="T1">从九月份开始，接手现在测eta_c → K_S K pi分支比的工作。</text:span></text:p>
      <text:p text:style-name="P1">首先<text:span text:style-name="T1">，用K_S K pi 重建eta_c信号；</text:span></text:p>
      <text:p text:style-name="P1">其次<text:span text:style-name="T1">，用gamma pi0反沖，得到eta_c信号；</text:span></text:p>
      <text:p text:style-name="P1">最后<text:span text:style-name="T1">，用两个信号的到eta_c → K_S K pi的分支比。</text:span></text:p>
      <text:p text:style-name="P1"/>
      <text:p text:style-name="P2">目前<text:span text:style-name="T1">，用K_S K pi 重建eta_c信号，得到了比较好的结果，且能跟郭爱强师兄的结果基本对上，但是有一些细节需要进行打磨抛光，用gamma pi0反沖，得到eta_c信号，目前的得到的结果不甚理想，能重复之前别人的工作得到比较好的pi0反沖，但是gamma pi0的反沖信号不是太理想。并且计划再加入别的道，能发表文章。</text:span></text:p>
      <text:p text:style-name="P2">计划在<text:span text:style-name="T2">1月7号的M1 transition working group会上报告一下工作进度。</text:span></text:p>
      <text:p text:style-name="P2"/>
      <text:p text:style-name="P2">在过去的一年中<text:span text:style-name="T2">，取得了不小的进步，但是还是存在不少问题：</text:span></text:p>
      <text:p text:style-name="P4">1. 与高能所导师交流不够，以至于科研工作走了一些弯路；</text:p>
      <text:p text:style-name="P4">2. 时间利用率不高，往往在等待运行结果的过程中，工作有基本停顿了；</text:p>
      <text:p text:style-name="P4">3. 与学校的交流不足，以前一段时间转博的事情为例，还惹得喻老师跟着着急，实在不应该。</text:p>
      <text:p text:style-name="P4">在接下来的一年，要努力克服上述问题。并在接下来的一年努力完成手头的工作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imeng </meta:initial-creator>
    <meta:creation-date>2015-01-03T18:26:34.976952614</meta:creation-date>
    <dc:date>2015-01-03T20:26:46.699296641</dc:date>
    <dc:creator>zimeng </dc:creator>
    <meta:editing-duration>PT14M41S</meta:editing-duration>
    <meta:editing-cycles>1</meta:editing-cycles>
    <meta:document-statistic meta:table-count="0" meta:image-count="0" meta:object-count="0" meta:page-count="1" meta:paragraph-count="14" meta:word-count="492" meta:character-count="627" meta:non-whitespace-character-count="597"/>
    <meta:generator>LibreOffice/4.3.3.2$Linux_x86 LibreOffice_project/430m0$Build-2</meta:generator>
  </office:meta>
</office:document-meta>
</file>